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26C550000424200002903A558FE3B.svg"/>
  <manifest:file-entry manifest:media-type="image/png" manifest:full-path="Pictures/10000201000002580000017358D45161.png"/>
  <manifest:file-entry manifest:media-type="image/png" manifest:full-path="Pictures/10000201000002810000018D92B07C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0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7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7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2">
            <text:p>12</text:p>
          </table:table-cell>
          <table:table-cell table:style-name="ce13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7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7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11">
            <text:p>11</text:p>
          </table:table-cell>
          <table:table-cell table:style-name="ce13" office:value-type="date" office:date-value="2020-03-09">
            <text:p>2020-03-09</text:p>
          </table:table-cell>
          <table:table-cell table:number-columns-repeated="3" table:style-name="ce7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5">
            <text:p>5</text:p>
          </table:table-cell>
          <table:table-cell table:style-name="ce13" office:value-type="date" office:date-value="2020-03-10">
            <text:p>2020-03-10</text:p>
          </table:table-cell>
          <table:table-cell table:number-columns-repeated="3" table:style-name="ce7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7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1">
            <text:p>2020-03-11</text:p>
          </table:table-cell>
          <table:table-cell table:number-columns-repeated="2" table:style-name="ce7" office:value-type="string">
            <text:p>-</text:p>
          </table:table-cell>
          <table:table-cell table:style-name="ce18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8">
            <text:p>8</text:p>
          </table:table-cell>
          <table:table-cell table:style-name="ce13" office:value-type="date" office:date-value="2020-03-11">
            <text:p>2020-03-11</text:p>
          </table:table-cell>
          <table:table-cell table:number-columns-repeated="2" table:style-name="ce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2">
            <text:p>2020-03-12</text:p>
          </table:table-cell>
          <table:table-cell table:style-name="ce7" office:value-type="string">
            <text:p>(M) Male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7" office:value-type="float" office:value="3">
            <text:p>3</text:p>
          </table:table-cell>
          <table:table-cell table:style-name="ce13" office:value-type="date" office:date-value="2020-03-12">
            <text:p>2020-03-12</text:p>
          </table:table-cell>
          <table:table-cell table:style-name="ce7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87">
            <text:p>87</text:p>
          </table:table-cell>
          <table:table-cell table:style-name="ce13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38">
            <text:p>38</text:p>
          </table:table-cell>
          <table:table-cell table:style-name="ce13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103">
            <text:p>103</text:p>
          </table:table-cell>
          <table:table-cell table:style-name="ce13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1">
            <text:p>21</text:p>
          </table:table-cell>
          <table:table-cell table:style-name="ce14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4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4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6">
            <text:p>46</text:p>
          </table:table-cell>
          <table:table-cell table:style-name="ce14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4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4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94">
            <text:p>94</text:p>
          </table:table-cell>
          <table:table-cell table:style-name="ce14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4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48">
            <text:p>48</text:p>
          </table:table-cell>
          <table:table-cell table:style-name="ce14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8">
            <text:p>78</text:p>
          </table:table-cell>
          <table:table-cell table:style-name="ce14" office:value-type="date" office:date-value="2020-03-25">
            <text:p>2020-03-25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4" office:value-type="date" office:date-value="2020-03-26">
            <text:p>2020-03-26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4">
            <text:p>74</text:p>
          </table:table-cell>
          <table:table-cell table:style-name="ce14" office:value-type="date" office:date-value="2020-03-27">
            <text:p>2020-03-27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4" office:value-type="date" office:date-value="2020-03-28">
            <text:p>2020-03-28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4" office:value-type="date" office:date-value="2020-03-29">
            <text:p>2020-03-29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6">
            <text:p>56</text:p>
          </table:table-cell>
          <table:table-cell table:style-name="ce14" office:value-type="date" office:date-value="2020-03-30">
            <text:p>2020-03-30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02">
            <text:p>102</text:p>
          </table:table-cell>
          <table:table-cell table:style-name="ce14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5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5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5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60">
            <text:p>60</text:p>
          </table:table-cell>
          <table:table-cell table:style-name="ce14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62">
            <text:p>62</text:p>
          </table:table-cell>
          <table:table-cell table:style-name="ce14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0">
            <text:p>20</text:p>
          </table:table-cell>
          <table:table-cell table:style-name="ce14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7">
            <text:p>77</text:p>
          </table:table-cell>
          <table:table-cell table:style-name="ce14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2">
            <text:p>52</text:p>
          </table:table-cell>
          <table:table-cell table:style-name="ce14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4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6" table:number-columns-repeated="5"/>
          <table:table-cell table:number-columns-repeated="1017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0" table:formula="of:=SUM([.B3:.B50])" office:value-type="float" office:value="1955">
            <text:p>1955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1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0" office:value-type="float" office:value="89">
            <text:p>89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1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10" office:value-type="float" office:value="273">
            <text:p>27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Main.E78" table:end-x="0.5976in" table:end-y="0.0614in" draw:z-index="0" draw:name="Αντικείμενα γραφικών 1" draw:style-name="gr1" draw:text-style-name="P1" svg:width="6.5579in" svg:height="3.9681in" svg:x="0in" svg:y="0.0161in">
              <draw:image xlink:href="Pictures/10000201000002580000017358D45161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78" table:end-x="2.2134in" table:end-y="0.0925in" draw:z-index="1" draw:name="Αντικείμενα γραφικών 2" draw:style-name="gr1" draw:text-style-name="P1" svg:width="6.5579in" svg:height="3.9681in" svg:x="1.4925in" svg:y="0.0472in">
              <draw:image xlink:href="Pictures/10000201000002810000018D92B07C5F.png" xlink:type="simple" xlink:show="embed" xlink:actuate="onLoad"/>
              <draw:image xlink:href="Pictures/10026C550000424200002903A558FE3B.sv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2" office:value-type="percentage" office:value="0.57">
            <text:p>57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2" office:value-type="percentage" office:value="0.43">
            <text:p>43%</text:p>
          </table:table-cell>
          <table:table-cell table:number-columns-repeated="102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4/09/2020</text:date>, <text:time>18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9T18:25:15.85</dc:date>
    <meta:editing-duration>PT58M51S</meta:editing-duration>
    <meta:editing-cycles>8</meta:editing-cycles>
    <meta:document-statistic meta:table-count="1" meta:cell-count="349" meta:object-count="2"/>
  </office:meta>
</office:document-meta>
</file>